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color="#000000" fo:font-size="8pt" style:font-size-asian="8pt" style:font-size-complex="8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color="#000000"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color="#000000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color="#000000" fo:font-size="8pt" style:font-size-asian="8pt" style:font-size-complex="8pt"/>
    </style:style>
    <style:style style:name="TableColumn45" style:family="table-column">
      <style:table-column-properties style:column-width="1.0416in" style:use-optimal-column-width="false"/>
    </style:style>
    <style:style style:name="TableColumn46" style:family="table-column">
      <style:table-column-properties style:column-width="5.6513in" style:use-optimal-column-width="false"/>
    </style:style>
    <style:style style:name="Table44" style:family="table">
      <style:table-properties style:width="6.693in" fo:margin-left="-0.012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Cell50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background-color="#FFFFFF"/>
    </style:style>
    <style:style style:name="T52" style:parent-style-name="Fuentedepárrafopredeter." style:family="text">
      <style:text-properties fo:font-size="8pt" style:font-size-asian="8pt" style:font-size-complex="8pt"/>
    </style:style>
    <style:style style:name="T53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Cell5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Cell6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Cell6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8pt" style:font-size-asian="8pt" style:font-size-complex="8pt"/>
    </style:style>
    <style:style style:name="TableColumn71" style:family="table-column">
      <style:table-column-properties style:column-width="3.3458in" style:use-optimal-column-width="false"/>
    </style:style>
    <style:style style:name="TableColumn72" style:family="table-column">
      <style:table-column-properties style:column-width="3.3472in" style:use-optimal-column-width="false"/>
    </style:style>
    <style:style style:name="Table70" style:family="table">
      <style:table-properties style:width="6.693in" fo:margin-left="-0.009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Fuentedepárrafopredeter." style:family="text">
      <style:text-properties fo:font-size="8pt" style:font-size-asian="8pt" style:font-size-complex="8pt"/>
    </style:style>
    <style:style style:name="T8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6" style:family="table-column">
      <style:table-column-properties style:column-width="1.0145in" style:use-optimal-column-width="false"/>
    </style:style>
    <style:style style:name="TableColumn107" style:family="table-column">
      <style:table-column-properties style:column-width="5.602in" style:use-optimal-column-width="false"/>
    </style:style>
    <style:style style:name="Table105" style:family="table">
      <style:table-properties style:width="6.6166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P113" style:parent-style-name="TableContents" style:family="paragraph">
      <style:text-properties fo:font-size="8pt" style:font-size-asian="8pt" style:font-size-complex="8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7" style:family="table-column">
      <style:table-column-properties style:column-width="1.0256in" style:use-optimal-column-width="false"/>
    </style:style>
    <style:style style:name="TableColumn118" style:family="table-column">
      <style:table-column-properties style:column-width="5.5909in" style:use-optimal-column-width="false"/>
    </style:style>
    <style:style style:name="Table116" style:family="table">
      <style:table-properties style:width="6.616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list-style-name="LFO1" style:family="paragraph">
      <style:text-properties fo:font-size="8pt" style:font-size-asian="8pt" style:font-size-complex="8pt"/>
    </style:style>
    <style:style style:name="P124" style:parent-style-name="TableContents" style:list-style-name="LFO1" style:family="paragraph">
      <style:text-properties fo:font-size="8pt" style:font-size-asian="8pt" style:font-size-complex="8pt"/>
    </style:style>
    <style:style style:name="P125" style:parent-style-name="TableContents" style:list-style-name="LFO1" style:family="paragraph">
      <style:text-properties fo:font-size="8pt" style:font-size-asian="8pt" style:font-size-complex="8pt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2" style:family="table-column">
      <style:table-column-properties style:column-width="1.0361in" style:use-optimal-column-width="false"/>
    </style:style>
    <style:style style:name="TableColumn133" style:family="table-column">
      <style:table-column-properties style:column-width="5.5861in" style:use-optimal-column-width="false"/>
    </style:style>
    <style:style style:name="Table131" style:family="table">
      <style:table-properties style:width="6.622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/>
    <style:style style:name="T147" style:parent-style-name="Fuentedepárrafopredeter." style:family="text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8" style:family="table-column">
      <style:table-column-properties style:column-width="3.3083in" style:use-optimal-column-width="false"/>
    </style:style>
    <style:style style:name="TableColumn159" style:family="table-column">
      <style:table-column-properties style:column-width="3.3083in" style:use-optimal-column-width="false"/>
    </style:style>
    <style:style style:name="Table157" style:family="table">
      <style:table-properties style:width="6.6166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9" style:parent-style-name="Fuentedepárrafopredeter." style:family="text">
      <style:text-properties fo:font-size="8pt" style:font-size-asian="8pt" style:font-size-complex="8pt"/>
    </style:style>
    <style:style style:name="T180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81" style:parent-style-name="Fuentedepárrafopredeter." style:family="text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P2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3.3083in" style:use-optimal-column-width="false"/>
    </style:style>
    <style:style style:name="TableColumn210" style:family="table-column">
      <style:table-column-properties style:column-width="3.3083in" style:use-optimal-column-width="false"/>
    </style:style>
    <style:style style:name="Table208" style:family="table">
      <style:table-properties style:width="6.6166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3" style:family="table-column">
      <style:table-column-properties style:column-width="3.3083in" style:use-optimal-column-width="false"/>
    </style:style>
    <style:style style:name="TableColumn224" style:family="table-column">
      <style:table-column-properties style:column-width="3.3083in" style:use-optimal-column-width="false"/>
    </style:style>
    <style:style style:name="Table222" style:family="table">
      <style:table-properties style:width="6.6166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Cell2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7" style:family="table-column">
      <style:table-column-properties style:column-width="3.3083in" style:use-optimal-column-width="false"/>
    </style:style>
    <style:style style:name="TableColumn238" style:family="table-column">
      <style:table-column-properties style:column-width="3.3083in" style:use-optimal-column-width="false"/>
    </style:style>
    <style:style style:name="Table236" style:family="table">
      <style:table-properties style:width="6.6166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Standard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2" style:parent-style-name="Fuentedepárrafopredeter." style:family="text">
      <style:text-properties fo:font-size="8pt" style:font-size-asian="8pt" style:font-size-complex="8pt"/>
    </style:style>
    <style:style style:name="T273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74" style:parent-style-name="Fuentedepárrafopredeter." style:family="text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name="P330" style:parent-style-name="Standard" style:family="paragraph">
      <style:text-properties fo:font-size="8pt" style:font-size-asian="8pt" style:font-size-complex="8pt"/>
    </style:style>
    <style:style style:name="P331" style:parent-style-name="Standard" style:family="paragraph">
      <style:text-properties fo:font-size="8pt" style:font-size-asian="8pt" style:font-size-complex="8pt"/>
    </style:style>
    <style:style style:name="P332" style:parent-style-name="Standard" style:family="paragraph">
      <style:text-properties fo:font-size="8pt" style:font-size-asian="8pt" style:font-size-complex="8pt"/>
    </style:style>
    <style:style style:name="P333" style:parent-style-name="Standard" style:family="paragraph">
      <style:text-properties fo:font-size="8pt" style:font-size-asian="8pt" style:font-size-complex="8pt"/>
    </style:style>
    <style:style style:name="P334" style:parent-style-name="Standard" style:family="paragraph">
      <style:text-properties fo:font-size="8pt" style:font-size-asian="8pt" style:font-size-complex="8pt"/>
    </style:style>
    <style:style style:name="P335" style:parent-style-name="Standard" style:family="paragraph">
      <style:text-properties fo:font-size="8pt" style:font-size-asian="8pt" style:font-size-complex="8pt"/>
    </style:style>
    <style:style style:name="P336" style:parent-style-name="Standard" style:family="paragraph">
      <style:text-properties fo:font-size="8pt" style:font-size-asian="8pt" style:font-size-complex="8pt"/>
    </style:style>
    <style:style style:name="P337" style:parent-style-name="Standard" style:family="paragraph">
      <style:text-properties fo:font-size="8pt" style:font-size-asian="8pt" style:font-size-complex="8pt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Standard" style:family="paragraph">
      <style:text-properties fo:font-size="8pt" style:font-size-asian="8pt" style:font-size-complex="8pt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Standard" style:family="paragraph">
      <style:text-properties fo:font-size="8pt" style:font-size-asian="8pt" style:font-size-complex="8pt"/>
    </style:style>
    <style:style style:name="P403" style:parent-style-name="Standard" style:family="paragraph">
      <style:text-properties fo:font-size="8pt" style:font-size-asian="8pt" style:font-size-complex="8pt"/>
    </style:style>
    <style:style style:name="P404" style:parent-style-name="Standard" style:family="paragraph">
      <style:text-properties fo:font-size="8pt" style:font-size-asian="8pt" style:font-size-complex="8pt"/>
    </style:style>
    <style:style style:name="P405" style:parent-style-name="Standard" style:family="paragraph">
      <style:text-properties fo:font-size="8pt" style:font-size-asian="8pt" style:font-size-complex="8pt"/>
    </style:style>
    <style:style style:name="P406" style:parent-style-name="Standard" style:family="paragraph">
      <style:text-properties fo:font-size="8pt" style:font-size-asian="8pt" style:font-size-complex="8pt"/>
    </style:style>
    <style:style style:name="P407" style:parent-style-name="Standard" style:family="paragraph">
      <style:text-properties fo:font-size="8pt" style:font-size-asian="8pt" style:font-size-complex="8pt"/>
    </style:style>
    <style:style style:name="P408" style:parent-style-name="Standard" style:family="paragraph">
      <style:text-properties fo:font-size="8pt" style:font-size-asian="8pt" style:font-size-complex="8pt"/>
    </style:style>
    <style:style style:name="P409" style:parent-style-name="Standard" style:family="paragraph">
      <style:text-properties fo:font-size="8pt" style:font-size-asian="8pt" style:font-size-complex="8pt"/>
    </style:style>
    <style:style style:name="P410" style:parent-style-name="Standard" style:family="paragraph">
      <style:text-properties fo:font-size="8pt" style:font-size-asian="8pt" style:font-size-complex="8pt"/>
    </style:style>
    <style:style style:name="P411" style:parent-style-name="Standard" style:family="paragraph">
      <style:text-properties fo:font-size="8pt" style:font-size-asian="8pt" style:font-size-complex="8pt"/>
    </style:style>
    <style:style style:name="P412" style:parent-style-name="Standard" style:family="paragraph">
      <style:text-properties fo:font-size="8pt" style:font-size-asian="8pt" style:font-size-complex="8pt"/>
    </style:style>
    <style:style style:name="P413" style:parent-style-name="Standard" style:family="paragraph">
      <style:text-properties fo:font-size="8pt" style:font-size-asian="8pt" style:font-size-complex="8pt"/>
    </style:style>
    <style:style style:name="P414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D</text:span><text:span text:style-name="T13">elete) (UC-16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55</text:p>
          </table:table-cell>
          <table:table-cell table:style-name="TableCell22">
            <text:p text:style-name="P23">El sistema permitira eliminar un Usuario que no tenga asignadas reservas finalizadas o actuales, ventas<text:s text:c="2"/>finalizadas o actuales.</text:p>
          </table:table-cell>
        </table:table-row>
        <table:table-row table:style-name="TableRow24">
          <table:table-cell table:style-name="TableCell25">
            <text:p text:style-name="P26">RF-56</text:p>
          </table:table-cell>
          <table:table-cell table:style-name="TableCell27">
            <text:p text:style-name="P28">El sistema permitira eliminar los los datos tecnicos (Marca, Modelo, Numero de Motor, Color) del Usuario.</text:p>
          </table:table-cell>
        </table:table-row>
        <table:table-row table:style-name="TableRow29">
          <table:table-cell table:style-name="TableCell30">
            <text:p text:style-name="P31">RF-57</text:p>
          </table:table-cell>
          <table:table-cell table:style-name="TableCell32">
            <text:p text:style-name="P33">El sistema permitira eliminar la Categoria del Usuario del Usuario.</text:p>
          </table:table-cell>
        </table:table-row>
        <table:table-row table:style-name="TableRow34">
          <table:table-cell table:style-name="TableCell35">
            <text:p text:style-name="P36">RF-58</text:p>
          </table:table-cell>
          <table:table-cell table:style-name="TableCell37">
            <text:p text:style-name="P38">El sistema permitira eliminar la<text:s/>Cantidad de Pisos del Usuario.</text:p>
          </table:table-cell>
        </table:table-row>
        <table:table-row table:style-name="TableRow39">
          <table:table-cell table:style-name="TableCell40">
            <text:p text:style-name="P41">RF-59</text:p>
          </table:table-cell>
          <table:table-cell table:style-name="TableCell42">
            <text:p text:style-name="P43">El sistema permitira eliminar el Layout de Butacas (ubicación de cada butaca, calidad de cada Butaca) del Usuario.</text:p>
          </table:table-cell>
        </table:table-row>
      </table:table>
      <text:p text:style-name="Standard"/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Caso de Uso:</text:p>
          </table:table-cell>
          <table:table-cell table:style-name="TableCell50">
            <text:p text:style-name="P51"><text:span text:style-name="T52">Gestión de Usuarios (</text:span><text:span text:style-name="T53">D</text:span><text:span text:style-name="T54">elete) (UC-16)</text:span></text:p>
          </table:table-cell>
        </table:table-row>
        <table:table-row table:style-name="TableRow55">
          <table:table-cell table:style-name="TableCell56">
            <text:p text:style-name="P57">Actores:</text:p>
          </table:table-cell>
          <table:table-cell table:style-name="TableCell58">
            <text:p text:style-name="P59">Administrador</text:p>
          </table:table-cell>
        </table:table-row>
        <table:table-row table:style-name="TableRow60">
          <table:table-cell table:style-name="TableCell61">
            <text:p text:style-name="P62">Tipo:</text:p>
          </table:table-cell>
          <table:table-cell table:style-name="TableCell63">
            <text:p text:style-name="P64">Esencial</text:p>
          </table:table-cell>
        </table:table-row>
        <table:table-row table:style-name="TableRow65">
          <table:table-cell table:style-name="TableCell66">
            <text:p text:style-name="P67">Descripción:</text:p>
          </table:table-cell>
          <table:table-cell table:style-name="TableCell68">
            <text:p text:style-name="P69">Realiza la eliminación de un Usuario.</text:p>
          </table:table-cell>
        </table:table-row>
      </table:table>
      <text:p text:style-name="Standard"/>
      <text:p text:style-name="TableContent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P75">Nivel de Caso de uso:</text:p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P78">Paquete: Modelo</text:p>
          </table:table-cell>
          <table:covered-table-cell/>
        </table:table-row>
        <table:table-row table:style-name="TableRow79">
          <table:table-cell table:style-name="TableCell80" table:number-columns-spanned="2">
            <text:p text:style-name="TableContents"><text:span text:style-name="T81">Nombre del Caso de Uso: Gestión de Usuarios (</text:span><text:span text:style-name="T82">D</text:span><text:span text:style-name="T83">elete) (UC-16)</text:span></text:p>
          </table:table-cell>
          <table:covered-table-cell/>
        </table:table-row>
        <table:table-row table:style-name="TableRow84">
          <table:table-cell table:style-name="TableCell85" table:number-columns-spanned="2">
            <text:p text:style-name="P86">Prioridad:</text:p>
          </table:table-cell>
          <table:covered-table-cell/>
        </table:table-row>
        <table:table-row table:style-name="TableRow87">
          <table:table-cell table:style-name="TableCell88">
            <text:p text:style-name="P89">Categoría:</text:p>
          </table:table-cell>
          <table:table-cell table:style-name="TableCell90">
            <text:p text:style-name="P91">Significativo para la Arquitectura:</text:p>
          </table:table-cell>
        </table:table-row>
        <table:table-row table:style-name="TableRow92">
          <table:table-cell table:style-name="TableCell93" table:number-columns-spanned="2">
            <text:p text:style-name="P94">Complejidad:</text:p>
          </table:table-cell>
          <table:covered-table-cell/>
        </table:table-row>
        <table:table-row table:style-name="TableRow95">
          <table:table-cell table:style-name="TableCell96">
            <text:p text:style-name="P97">Actor Principal: Administrador:</text:p>
          </table:table-cell>
          <table:table-cell table:style-name="TableCell98">
            <text:p text:style-name="P99">Actor Secundario:</text:p>
          </table:table-cell>
        </table:table-row>
        <table:table-row table:style-name="TableRow100">
          <table:table-cell table:style-name="TableCell101" table:number-columns-spanned="2">
            <text:p text:style-name="P102">Tipo de Caso de Uso:</text:p>
          </table:table-cell>
          <table:covered-table-cell/>
        </table:table-row>
        <table:table-row table:style-name="TableRow103">
          <table:table-cell table:style-name="TableCell104" table:number-columns-spanned="2">
            <table:table table:style-name="Table105">
              <table:table-columns>
                <table:table-column table:style-name="TableColumn106"/>
                <table:table-column table:style-name="TableColumn107"/>
              </table:table-columns>
              <table:table-row table:style-name="TableRow108">
                <table:table-cell table:style-name="TableCell109">
                  <text:p text:style-name="P110">Objetivos:</text:p>
                </table:table-cell>
                <table:table-cell table:style-name="TableCell111">
                  <text:p text:style-name="P112">UC: Eliminar un Usuario existente</text:p>
                  <text:p text:style-name="P113">Administrador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4">
          <table:table-cell table:style-name="TableCell115" table:number-columns-spanned="2">
            <table:table table:style-name="Table116">
              <table:table-columns>
                <table:table-column table:style-name="TableColumn117"/>
                <table:table-column table:style-name="TableColumn118"/>
              </table:table-columns>
              <table:table-row table:style-name="TableRow119">
                <table:table-cell table:style-name="TableCell120">
                  <text:p text:style-name="P121">Precondición:</text:p>
                </table:table-cell>
                <table:table-cell table:style-name="TableCell122">
                  <text:list text:style-name="LFO1" text:continue-numbering="true">
                    <text:list-item>
                      <text:p text:style-name="P123">Debe de existir el Usuario a Eliminar</text:p>
                    </text:list-item>
                    <text:list-item>
                      <text:p text:style-name="P124">El<text:s/>Usuario no tiene que tener asociadas ventas anteriores realizadas.</text:p>
                    </text:list-item>
                    <text:list-item>
                      <text:p text:style-name="P125">El Usuario no tiene que tener asociadas reservas anteriores realizadas.</text:p>
                    </text:list-item>
                    <text:list-item>
                      <text:p text:style-name="P126">El Usuario no tiene que tener asociadas ventas.</text:p>
                    </text:list-item>
                    <text:list-item>
                      <text:p text:style-name="P127">El Usuario no tiene que tener asociadas reservas.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able:table table:style-name="Table131">
              <table:table-columns>
                <table:table-column table:style-name="TableColumn132"/>
                <table:table-column table:style-name="TableColumn133"/>
              </table:table-columns>
              <table:table-row table:style-name="TableRow134">
                <table:table-cell table:style-name="TableCell135">
                  <text:p text:style-name="P136">Pos condición:</text:p>
                </table:table-cell>
                <table:table-cell table:style-name="TableCell137">
                  <text:p text:style-name="P138">Éxito:</text:p>
                  <text:list text:style-name="LFO2" text:continue-numbering="true">
                    <text:list-item>
                      <text:p text:style-name="P139">Se elimina un Usuario.</text:p>
                    </text:list-item>
                  </text:list>
                  <text:p text:style-name="P140"/>
                  <text:p text:style-name="P141">Fracaso 1:<text:s/></text:p>
                  <text:list text:style-name="LFO3" text:continue-numbering="true">
                    <text:list-item>
                      <text:p text:style-name="P142">3.a Informa que no se encuentra el Usuario</text:p>
                    </text:list-item>
                  </text:list>
                  <text:p text:style-name="P143">Fracaso 2:<text:s/></text:p>
                  <text:list text:style-name="LFO3" text:continue-numbering="true">
                    <text:list-item>
                      <text:p text:style-name="P144">4.a El Administrador cancela la eliminación del Usuario</text:p>
                    </text:list-item>
                  </text:list>
                  <text:p text:style-name="P145">Fracaso 3:<text:s/></text:p>
                  <text:list text:style-name="LFO3" text:continue-numbering="true">
                    <text:list-item>
                      <text:p text:style-name="P146"><text:span text:style-name="T147">4.a El Administrador cancela la eliminación del <text:s/>Usuario</text:span></text:p>
                    </text:list-item>
                  </text:list>
                </table:table-cell>
              </table:table-row>
            </table:table>
            <text:p text:style-name="P148"/>
          </table:table-cell>
          <table:covered-table-cell/>
        </table:table-row>
        <table:table-row table:style-name="TableRow149"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 table:number-columns-spanned="2">
            <text:p text:style-name="P154">Flujo Normal</text:p>
          </table:table-cell>
          <table:covered-table-cell/>
        </table:table-row>
        <table:table-row table:style-name="TableRow155">
          <table:table-cell table:style-name="TableCell156" table:number-columns-spanned="2">
            <table:table table:style-name="Table157">
              <table:table-columns>
                <table:table-column table:style-name="TableColumn158"/>
                <table:table-column table:style-name="TableColumn159"/>
              </table:table-columns>
              <table:table-row table:style-name="TableRow160">
                <table:table-cell table:style-name="TableCell161">
                  <text:p text:style-name="P162">Actor</text:p>
                </table:table-cell>
                <table:table-cell table:style-name="TableCell163">
                  <text:p text:style-name="P164">Sistema</text:p>
                </table:table-cell>
              </table:table-row>
              <table:table-row table:style-name="TableRow165">
                <table:table-cell table:style-name="TableCell166">
                  <text:p text:style-name="P167">1. El Administrador comienza con la Gestión de Usuarios</text:p>
                </table:table-cell>
                <table:table-cell table:style-name="TableCell168">
                  <text:p text:style-name="P169"/>
                </table:table-cell>
              </table:table-row>
              <table:table-row table:style-name="TableRow170">
                <table:table-cell table:style-name="TableCell171">
                  <text:p text:style-name="P172">2. <text:s/>El Administrador introduce el DNI del Usuario<text:s/></text:p>
                </table:table-cell>
                <table:table-cell table:style-name="TableCell173">
                  <text:p text:style-name="P174"/>
                </table:table-cell>
              </table:table-row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p text:style-name="TableContents"><text:span text:style-name="T179">3. Usa el Caso de Uso Gestión de Usuarios (</text:span><text:span text:style-name="T180">R</text:span><text:span text:style-name="T181">ead), valida DNI y presenta el Usuario con esa DNI.</text:span></text:p>
                </table:table-cell>
              </table:table-row>
              <table:table-row table:style-name="TableRow182">
                <table:table-cell table:style-name="TableCell183">
                  <text:p text:style-name="P184">4. <text:s/>El Administrador comienza la eliminación<text:s/>del Usuario</text:p>
                </table:table-cell>
                <table:table-cell table:style-name="TableCell185">
                  <text:p text:style-name="P186"/>
                </table:table-cell>
              </table:table-row>
              <table:table-row table:style-name="TableRow187">
                <table:table-cell table:style-name="TableCell188">
                  <text:p text:style-name="P189"/>
                </table:table-cell>
                <table:table-cell table:style-name="TableCell190">
                  <text:p text:style-name="P191">5. Informa que se eliminara el Usuario</text:p>
                </table:table-cell>
              </table:table-row>
              <table:table-row table:style-name="TableRow192">
                <table:table-cell table:style-name="TableCell193">
                  <text:p text:style-name="P194">6. <text:s/>El Administrador confirma la eliminación del Usuario.</text:p>
                </table:table-cell>
                <table:table-cell table:style-name="TableCell195">
                  <text:p text:style-name="P196"/>
                </table:table-cell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P201">7. Comienza con la gestión de eliminación del servicio</text:p>
                </table:table-cell>
              </table:table-row>
            </table:table>
            <text:p text:style-name="P202"/>
          </table:table-cell>
          <table:covered-table-cell/>
        </table:table-row>
        <table:table-row table:style-name="TableRow203">
          <table:table-cell table:style-name="TableCell204" table:number-columns-spanned="2">
            <text:p text:style-name="P205">Curso Alternativo: 3-A</text:p>
          </table:table-cell>
          <table:covered-table-cell/>
        </table:table-row>
        <table:table-row table:style-name="TableRow206">
          <table:table-cell table:style-name="TableCell207" table:number-columns-spanned="2">
            <table:table table:style-name="Table208">
              <table:table-columns>
                <table:table-column table:style-name="TableColumn209"/>
                <table:table-column table:style-name="TableColumn210"/>
              </table:table-columns>
              <table:table-row table:style-name="TableRow211">
                <table:table-cell table:style-name="TableCell212">
                  <text:p text:style-name="P213"/>
                </table:table-cell>
                <table:table-cell table:style-name="TableCell214">
                  <text:p text:style-name="P215">1. Informa que no se encuentra el Usuario, se cancela el<text:s/>caso de uso</text:p>
                </table:table-cell>
              </table:table-row>
            </table:table>
            <text:p text:style-name="P216"/>
          </table:table-cell>
          <table:covered-table-cell/>
        </table:table-row>
        <table:table-row table:style-name="TableRow217">
          <table:table-cell table:style-name="TableCell218" table:number-columns-spanned="2">
            <text:p text:style-name="P219">Curso Alternativo: 4-A</text:p>
          </table:table-cell>
          <table:covered-table-cell/>
        </table:table-row>
        <table:table-row table:style-name="TableRow220">
          <table:table-cell table:style-name="TableCell221" table:number-columns-spanned="2">
            <table:table table:style-name="Table222">
              <table:table-columns>
                <table:table-column table:style-name="TableColumn223"/>
                <table:table-column table:style-name="TableColumn224"/>
              </table:table-columns>
              <table:table-row table:style-name="TableRow225">
                <table:table-cell table:style-name="TableCell226">
                  <text:p text:style-name="P227">1. El Administrador cancela la eliminación del Usuario</text:p>
                </table:table-cell>
                <table:table-cell table:style-name="TableCell228">
                  <text:p text:style-name="P229"/>
                </table:table-cell>
              </table:table-row>
            </table:table>
            <text:p text:style-name="P230"/>
          </table:table-cell>
          <table:covered-table-cell/>
        </table:table-row>
        <table:table-row table:style-name="TableRow231">
          <table:table-cell table:style-name="TableCell232" table:number-columns-spanned="2">
            <text:p text:style-name="P233">Curso Alternativo: 6-A</text:p>
          </table:table-cell>
          <table:covered-table-cell/>
        </table:table-row>
        <table:table-row table:style-name="TableRow234">
          <table:table-cell table:style-name="TableCell235" table:number-columns-spanned="2">
            <table:table table:style-name="Table236">
              <table:table-columns>
                <table:table-column table:style-name="TableColumn237"/>
                <table:table-column table:style-name="TableColumn238"/>
              </table:table-columns>
              <table:table-row table:style-name="TableRow239">
                <table:table-cell table:style-name="TableCell240">
                  <text:p text:style-name="P241">1. El Administrador cancela la eliminación del <text:s/>Usuario</text:p>
                </table:table-cell>
                <table:table-cell table:style-name="TableCell242">
                  <text:p text:style-name="P243"/>
                </table:table-cell>
              </table:table-row>
              <table:table-row table:style-name="TableRow244">
                <table:table-cell table:style-name="TableCell245">
                  <text:p text:style-name="P246"/>
                </table:table-cell>
                <table:table-cell table:style-name="TableCell247">
                  <text:p text:style-name="P248">2. Cancela el caso de uso.</text:p>
                </table:table-cell>
              </table:table-row>
            </table:table>
            <text:p text:style-name="P249"/>
          </table:table-cell>
          <table:covered-table-cell/>
        </table:table-row>
        <table:table-row table:style-name="TableRow250"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>Observación:.</text:p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Reglas de Negocio Asociadas:<text:s/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Requerimientos no Funcionales Asociados:</text:p>
          </table:table-cell>
          <table:covered-table-cell/>
        </table:table-row>
        <table:table-row table:style-name="TableRow262">
          <table:table-cell table:style-name="TableCell263">
            <text:p text:style-name="P264">Fuente: Diego Godoy</text:p>
          </table:table-cell>
          <table:table-cell table:style-name="TableCell265">
            <text:p text:style-name="P266">Referencia Fuente: Trabajo Practico Integrador POO</text:p>
          </table:table-cell>
        </table:table-row>
        <table:table-row table:style-name="TableRow267">
          <table:table-cell table:style-name="TableCell268" table:number-columns-spanned="2">
            <text:p text:style-name="P269">Asociación de Extensión: <text:s/>Gestión de Usuarios</text:p>
          </table:table-cell>
          <table:covered-table-cell/>
        </table:table-row>
        <table:table-row table:style-name="TableRow270">
          <table:table-cell table:style-name="TableCell271" table:number-columns-spanned="2">
            <text:p text:style-name="TableContents"><text:span text:style-name="T272">Asociación de Inclusión: Gestión de Usuarios (</text:span><text:span text:style-name="T273">R</text:span><text:span text:style-name="T274">ead)</text:span>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</text:p>
          </table:table-cell>
          <table:covered-table-cell/>
        </table:table-row>
        <text:soft-page-break/>
        <table:table-row table:style-name="TableRow278">
          <table:table-cell table:style-name="TableCell279" table:number-columns-spanned="2">
            <text:p text:style-name="P280">Caso de<text:s/>Uso al que extiende: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11/2014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11/2014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7/11/2014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on de requisitos y reglas del negocio</text:p>
          </table:table-cell>
        </table:table-row>
      </table:table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soft-page-break/>
      <text:p text:style-name="P396">Diagrama de secuencia del Sistema</text:p>
      <text:p text:style-name="P397"/>
      <text:p text:style-name="Standard"><draw:frame draw:z-index="251659264" draw:id="id0" draw:style-name="a0" draw:name="Object 2" text:anchor-type="paragraph" svg:x="0in" svg:y="-0.00417in" svg:width="4.86528in" svg:height="1.9361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22:00Z</dc:date>
    <meta:template xlink:href="Normal" xlink:type="simple"/>
    <meta:editing-cycles>81</meta:editing-cycles>
    <meta:editing-duration>PT23160S</meta:editing-duration>
    <meta:document-statistic meta:page-count="4" meta:paragraph-count="6" meta:word-count="494" meta:character-count="3211" meta:row-count="22" meta:non-whitespace-character-count="2723"/>
  </office:meta>
</office:document-meta>
</file>